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#!/bin/bash</text:p>
      <text:p text:style-name="PreformattedText"/>
      <text:p text:style-name="PreformattedText">#!/bin/bash</text:p>
      <text:p text:style-name="PreformattedText"/>
      <text:p text:style-name="PreformattedText">function myadd1 {</text:p>
      <text:p text:style-name="PreformattedText"><text:s text:c="4"/>local n1=$1</text:p>
      <text:p text:style-name="PreformattedText"><text:s text:c="4"/>local n2=$2</text:p>
      <text:p text:style-name="PreformattedText"><text:s text:c="4"/>let sum=$n1+$n2</text:p>
      <text:p text:style-name="PreformattedText"><text:s text:c="4"/>echo "Addition result: $sum"</text:p>
      <text:p text:style-name="PreformattedText">}</text:p>
      <text:p text:style-name="PreformattedText"/>
      <text:p text:style-name="PreformattedText">function mysub {</text:p>
      <text:p text:style-name="PreformattedText"><text:s text:c="4"/>local n1=$1</text:p>
      <text:p text:style-name="PreformattedText"><text:s text:c="4"/>local n2=$2</text:p>
      <text:p text:style-name="PreformattedText"><text:s text:c="4"/>let diff=$n1-$n2</text:p>
      <text:p text:style-name="PreformattedText"><text:s text:c="4"/>echo "Subtraction result: $diff"</text:p>
      <text:p text:style-name="PreformattedText">}</text:p>
      <text:p text:style-name="PreformattedText"/>
      <text:p text:style-name="PreformattedText">function mymul {</text:p>
      <text:p text:style-name="PreformattedText"><text:s text:c="4"/>local n1=$1</text:p>
      <text:p text:style-name="PreformattedText"><text:s text:c="4"/>local n2=$2</text:p>
      <text:p text:style-name="PreformattedText"><text:s text:c="4"/>let prod=$n1*$n2</text:p>
      <text:p text:style-name="PreformattedText"><text:s text:c="4"/>echo "Multiplication result: $prod"</text:p>
      <text:p text:style-name="PreformattedText">}</text:p>
      <text:p text:style-name="PreformattedText"/>
      <text:p text:style-name="PreformattedText">function mydiv {</text:p>
      <text:p text:style-name="PreformattedText"><text:s text:c="4"/>local n1=$1</text:p>
      <text:p text:style-name="PreformattedText"><text:s text:c="4"/>local n2=$2</text:p>
      <text:p text:style-name="PreformattedText"><text:s text:c="4"/>if [ $n2 -eq 0 ]; then</text:p>
      <text:p text:style-name="PreformattedText"><text:s text:c="8"/>echo "Error: Division by zero is not allowed!"</text:p>
      <text:p text:style-name="PreformattedText"><text:s text:c="4"/>else</text:p>
      <text:p text:style-name="PreformattedText"><text:s text:c="8"/>let result=$n1/$n2</text:p>
      <text:p text:style-name="PreformattedText"><text:s text:c="8"/>echo "Division result: $result"</text:p>
      <text:p text:style-name="PreformattedText"><text:s text:c="4"/>fi</text:p>
      <text:p text:style-name="PreformattedText">}</text:p>
      <text:p text:style-name="PreformattedText"/>
      <text:p text:style-name="PreformattedText">read -p "Enter first number: " num1</text:p>
      <text:p text:style-name="PreformattedText">read -p "Enter second number: " num2</text:p>
      <text:p text:style-name="PreformattedText"/>
      <text:p text:style-name="PreformattedText">echo "Choose an operation:"</text:p>
      <text:p text:style-name="PreformattedText">echo "1) Add"</text:p>
      <text:p text:style-name="PreformattedText">echo "2) Subtract"</text:p>
      <text:p text:style-name="PreformattedText">echo "3) Multiply"</text:p>
      <text:p text:style-name="PreformattedText">echo "4) Divide"</text:p>
      <text:p text:style-name="PreformattedText">read -p "Enter your choice (1/2/3/4): " choice</text:p>
      <text:p text:style-name="PreformattedText"/>
      <text:p text:style-name="PreformattedText">case $choice in</text:p>
      <text:p text:style-name="PreformattedText"><text:s text:c="4"/>1)</text:p>
      <text:p text:style-name="PreformattedText"><text:s text:c="8"/>myadd1 $num1 $num2</text:p>
      <text:p text:style-name="PreformattedText"><text:s text:c="8"/>;;</text:p>
      <text:p text:style-name="PreformattedText"><text:s text:c="4"/>2)</text:p>
      <text:soft-page-break/>
      <text:p text:style-name="PreformattedText"><text:s text:c="8"/>mysub $num1 $num2</text:p>
      <text:p text:style-name="PreformattedText"><text:s text:c="8"/>;;</text:p>
      <text:p text:style-name="PreformattedText"><text:s text:c="4"/>3)</text:p>
      <text:p text:style-name="PreformattedText"><text:s text:c="8"/>mymul $num1 $num2</text:p>
      <text:p text:style-name="PreformattedText"><text:s text:c="8"/>;;</text:p>
      <text:p text:style-name="PreformattedText"><text:s text:c="4"/>4)</text:p>
      <text:p text:style-name="PreformattedText"><text:s text:c="8"/>mydiv $num1 $num2</text:p>
      <text:p text:style-name="PreformattedText"><text:s text:c="8"/>;;</text:p>
      <text:p text:style-name="PreformattedText"><text:s text:c="4"/>*)</text:p>
      <text:p text:style-name="PreformattedText"><text:s text:c="8"/>echo "Invalid choice. Please select a valid option."</text:p>
      <text:p text:style-name="PreformattedText"><text:s text:c="8"/>;;</text:p>
      <text:p text:style-name="PreformattedText">esac</text:p>
      <text:p text:style-name="PreformattedText"/>
      <text:p text:style-name="PreformattedText"/>
      <text:p text:style-name="PreformattedText">&lt;&lt; Multiline comment example</text:p>
      <text:p text:style-name="PreformattedText">....</text:p>
      <text:p text:style-name="PreformattedText"/>
      <text:p text:style-name="PreformattedText"/>
      <text:p text:style-name="PreformattedText"># Variable ============================================</text:p>
      <text:p text:style-name="PreformattedText">var_name=$(hostname)</text:p>
      <text:p text:style-name="PreformattedText">echo $var_name</text:p>
      <text:p text:style-name="PreformattedText"/>
      <text:p text:style-name="PreformattedText">var_name1="divyanshu"</text:p>
      <text:p text:style-name="PreformattedText">echo $var_name1</text:p>
      <text:p text:style-name="PreformattedText"/>
      <text:p text:style-name="PreformattedText"># Variable assignment</text:p>
      <text:p text:style-name="PreformattedText">var_num='1'</text:p>
      <text:p text:style-name="PreformattedText">echo $var_num</text:p>
      <text:p text:style-name="PreformattedText"/>
      <text:p text:style-name="PreformattedText"># Read-only variable ============================================</text:p>
      <text:p text:style-name="PreformattedText">readonly var_name2="i m constant"</text:p>
      <text:p text:style-name="PreformattedText">echo $var_name2</text:p>
      <text:p text:style-name="PreformattedText"/>
      <text:p text:style-name="PreformattedText"># Input without prompt ============================================</text:p>
      <text:p text:style-name="PreformattedText">read var_ip <text:s/># User input without prompt</text:p>
      <text:p text:style-name="PreformattedText">echo $var_ip</text:p>
      <text:p text:style-name="PreformattedText"/>
      <text:p text:style-name="PreformattedText"># Input with prompt ============================================</text:p>
      <text:p text:style-name="PreformattedText">read -p "What is your name? " var_ip1</text:p>
      <text:p text:style-name="PreformattedText">echo "$var_ip1 is it correct?"</text:p>
      <text:p text:style-name="PreformattedText"/>
      <text:p text:style-name="PreformattedText"># if elif else ============================================</text:p>
      <text:p text:style-name="PreformattedText">read -p "enter age : " age</text:p>
      <text:p text:style-name="PreformattedText">if [ $age -eq 18 ]; then</text:p>
      <text:p text:style-name="PreformattedText"><text:s text:c="4"/>echo "you are 18 years old"</text:p>
      <text:p text:style-name="PreformattedText">elif [ $age -eq 19 ]; then</text:p>
      <text:p text:style-name="PreformattedText"><text:s text:c="4"/>echo "you are 19 years old"</text:p>
      <text:p text:style-name="PreformattedText">else</text:p>
      <text:p text:style-name="PreformattedText"><text:s text:c="4"/>echo "not 18 and not 19"</text:p>
      <text:p text:style-name="PreformattedText">fi</text:p>
      <text:p text:style-name="PreformattedText"># operators: -eq -le -ge -ne -gt -lt</text:p>
      <text:p text:style-name="PreformattedText"/>
      <text:p text:style-name="PreformattedText"># check file or directory ============================================</text:p>
      <text:p text:style-name="PreformattedText">if [ -d "folderName" ]; then</text:p>
      <text:p text:style-name="PreformattedText"><text:s text:c="4"/>echo "folderName found"</text:p>
      <text:p text:style-name="PreformattedText">else</text:p>
      <text:p text:style-name="PreformattedText"><text:s text:c="4"/>echo "not found"</text:p>
      <text:p text:style-name="PreformattedText">fi</text:p>
      <text:p text:style-name="PreformattedText"># if [ -d "folderName" ]; then</text:p>
      <text:soft-page-break/>
      <text:p text:style-name="PreformattedText"># if [ ! -d "folderName" ]; then</text:p>
      <text:p text:style-name="PreformattedText"># if [ -f "fileName" ]; then</text:p>
      <text:p text:style-name="PreformattedText"># if [ ! -f "fileName" ]; then</text:p>
      <text:p text:style-name="PreformattedText"/>
      <text:p text:style-name="PreformattedText"># SWITCH CASE ============================================</text:p>
      <text:p text:style-name="PreformattedText">read -p "enter 1 or a" choice</text:p>
      <text:p text:style-name="PreformattedText">case $choice in</text:p>
      <text:p text:style-name="PreformattedText"><text:s text:c="4"/>1) echo "entered 1" ;;</text:p>
      <text:p text:style-name="PreformattedText"><text:s text:c="4"/>a) echo "entered a" ;;</text:p>
      <text:p text:style-name="PreformattedText"><text:s text:c="4"/>*) echo "default case" ;;</text:p>
      <text:p text:style-name="PreformattedText">esac</text:p>
      <text:p text:style-name="PreformattedText"/>
      <text:p text:style-name="PreformattedText"># FOR <text:s/>============================================</text:p>
      <text:p text:style-name="PreformattedText">for i in 1 2 3 4 5</text:p>
      <text:p text:style-name="PreformattedText">do</text:p>
      <text:p text:style-name="PreformattedText"><text:s text:c="4"/>echo "num is $i"</text:p>
      <text:p text:style-name="PreformattedText">done</text:p>
      <text:p text:style-name="PreformattedText">for i in raju ram mohan</text:p>
      <text:p text:style-name="PreformattedText">do</text:p>
      <text:p text:style-name="PreformattedText"><text:s text:c="4"/>echo "name is $i"</text:p>
      <text:p text:style-name="PreformattedText">done</text:p>
      <text:p text:style-name="PreformattedText">for i in {1..5}</text:p>
      <text:p text:style-name="PreformattedText">do</text:p>
      <text:p text:style-name="PreformattedText"><text:s text:c="4"/>echo "num is $i" # not working</text:p>
      <text:p text:style-name="PreformattedText">done</text:p>
      <text:p text:style-name="PreformattedText"/>
      <text:p text:style-name="PreformattedText"># READ TEXT FILE ============================================</text:p>
      <text:p text:style-name="PreformattedText">file="s.txt"</text:p>
      <text:p text:style-name="PreformattedText"/>
      <text:p text:style-name="PreformattedText"># Reading file line by line (FOR)</text:p>
      <text:p text:style-name="PreformattedText">if [ -f "$file" ]; then</text:p>
      <text:p text:style-name="PreformattedText"><text:s text:c="4"/>for item in $(cat "$file"); do</text:p>
      <text:p text:style-name="PreformattedText"><text:s text:c="8"/>echo "$item"</text:p>
      <text:p text:style-name="PreformattedText"><text:s text:c="4"/>done</text:p>
      <text:p text:style-name="PreformattedText">else</text:p>
      <text:p text:style-name="PreformattedText"><text:s text:c="4"/>echo "$file not found"</text:p>
      <text:p text:style-name="PreformattedText">fi</text:p>
      <text:p text:style-name="PreformattedText"/>
      <text:p text:style-name="PreformattedText"># Reading file line by line (WHILE)</text:p>
      <text:p text:style-name="PreformattedText">if [ -f "$file" ]; then</text:p>
      <text:p text:style-name="PreformattedText"><text:s text:c="4"/>while IFS= read -r line; do</text:p>
      <text:p text:style-name="PreformattedText"><text:s text:c="8"/>echo "$line"</text:p>
      <text:p text:style-name="PreformattedText"><text:s text:c="4"/>done &lt; "$file"</text:p>
      <text:p text:style-name="PreformattedText">else</text:p>
      <text:p text:style-name="PreformattedText"><text:s text:c="4"/>echo "$file not found"</text:p>
      <text:p text:style-name="PreformattedText">fi</text:p>
      <text:p text:style-name="PreformattedText"/>
      <text:p text:style-name="PreformattedText"># Display entire file content</text:p>
      <text:p text:style-name="PreformattedText">if [ -f "$file" ]; then</text:p>
      <text:p text:style-name="PreformattedText"><text:s text:c="4"/>cat "$file"</text:p>
      <text:p text:style-name="PreformattedText">else</text:p>
      <text:p text:style-name="PreformattedText"><text:s text:c="4"/>echo "$file not found"</text:p>
      <text:p text:style-name="PreformattedText">fi</text:p>
      <text:p text:style-name="PreformattedText"/>
      <text:p text:style-name="PreformattedText"># WHILE LOOP ============================================</text:p>
      <text:p text:style-name="PreformattedText"/>
      <text:p text:style-name="PreformattedText">count=0</text:p>
      <text:p text:style-name="PreformattedText">num=10</text:p>
      <text:p text:style-name="PreformattedText">while [ $count -le $num ]</text:p>
      <text:soft-page-break/>
      <text:p text:style-name="PreformattedText">do</text:p>
      <text:p text:style-name="PreformattedText"><text:s text:c="4"/>echo "num are $count"</text:p>
      <text:p text:style-name="PreformattedText"><text:s text:c="4"/>count=$((count+1))</text:p>
      <text:p text:style-name="PreformattedText">done</text:p>
      <text:p text:style-name="PreformattedText"/>
      <text:p text:style-name="PreformattedText"># UNTIL LOOP <text:s/>============================================</text:p>
      <text:p text:style-name="PreformattedText">a=10</text:p>
      <text:p text:style-name="PreformattedText">until [ $a -eq 1 ]</text:p>
      <text:p text:style-name="PreformattedText">do</text:p>
      <text:p text:style-name="PreformattedText"><text:s text:c="4"/>echo $a</text:p>
      <text:p text:style-name="PreformattedText"><text:s text:c="4"/>a=`expr $a - 1`</text:p>
      <text:p text:style-name="PreformattedText"><text:s text:c="4"/># a=$((a - 1)) <text:s/># Preferred method to decrement a</text:p>
      <text:p text:style-name="PreformattedText">done</text:p>
      <text:p text:style-name="PreformattedText"/>
      <text:p text:style-name="PreformattedText"># INFINITE LOOP ============================================</text:p>
      <text:p text:style-name="PreformattedText">while true</text:p>
      <text:p text:style-name="PreformattedText">do</text:p>
      <text:p text:style-name="PreformattedText"><text:s text:c="4"/>echo "Hi"</text:p>
      <text:p text:style-name="PreformattedText"><text:s text:c="4"/>sleep 1s</text:p>
      <text:p text:style-name="PreformattedText">done</text:p>
      <text:p text:style-name="PreformattedText"/>
      <text:p text:style-name="PreformattedText"># BREAK &amp; CONTINUE ============================================</text:p>
      <text:p text:style-name="PreformattedText"># Using continue in a for loop</text:p>
      <text:p text:style-name="PreformattedText">for i in 1 2 3</text:p>
      <text:p text:style-name="PreformattedText">do</text:p>
      <text:p text:style-name="PreformattedText"><text:s text:c="4"/>echo $i</text:p>
      <text:p text:style-name="PreformattedText"><text:s text:c="4"/>continue <text:s text:c="5"/># Skips the remaining code and continues with the next iteration</text:p>
      <text:p text:style-name="PreformattedText"><text:s text:c="4"/>echo "remaining" <text:s/># This line is never executed due to continue</text:p>
      <text:p text:style-name="PreformattedText">done</text:p>
      <text:p text:style-name="PreformattedText"/>
      <text:p text:style-name="PreformattedText"># Using break in a while loop</text:p>
      <text:p text:style-name="PreformattedText">while true</text:p>
      <text:p text:style-name="PreformattedText">do <text:s/></text:p>
      <text:p text:style-name="PreformattedText"><text:s text:c="4"/>echo "breaking"</text:p>
      <text:p text:style-name="PreformattedText"><text:s text:c="4"/>break <text:s text:c="2"/># Exits the loop immediately after the first iteration</text:p>
      <text:p text:style-name="PreformattedText">done</text:p>
      <text:p text:style-name="PreformattedText"/>
      <text:p text:style-name="PreformattedText"># expression ============================================</text:p>
      <text:p text:style-name="PreformattedText">a=4</text:p>
      <text:p text:style-name="PreformattedText">((a++)) <text:s/># Incrementing a using $((...))</text:p>
      <text:p text:style-name="PreformattedText">echo $a</text:p>
      <text:p text:style-name="PreformattedText"/>
      <text:p text:style-name="PreformattedText">((a = 5 * 10)) <text:s/># Assigning the result of 5 * 10 to a</text:p>
      <text:p text:style-name="PreformattedText">echo $a</text:p>
      <text:p text:style-name="PreformattedText"/>
      <text:p text:style-name="PreformattedText"># print name of script ============================================</text:p>
      <text:p text:style-name="PreformattedText">echo "Script name is : ${0}"</text:p>
      <text:p text:style-name="PreformattedText"/>
      <text:p text:style-name="PreformattedText"># function ============================================</text:p>
      <text:p text:style-name="PreformattedText">function myfun1 {</text:p>
      <text:p text:style-name="PreformattedText"><text:s text:c="4"/>echo "myfun1 called"</text:p>
      <text:p text:style-name="PreformattedText">}</text:p>
      <text:p text:style-name="PreformattedText">myfun2() {</text:p>
      <text:p text:style-name="PreformattedText"><text:s text:c="4"/>echo "myfun2 called"</text:p>
      <text:p text:style-name="PreformattedText">}</text:p>
      <text:p text:style-name="PreformattedText"/>
      <text:p text:style-name="PreformattedText">myfun1</text:p>
      <text:p text:style-name="PreformattedText">myfun2</text:p>
      <text:p text:style-name="PreformattedText"/>
      <text:soft-page-break/>
      <text:p text:style-name="PreformattedText"># function with parameter ============================================</text:p>
      <text:p text:style-name="PreformattedText">function myadd1 {</text:p>
      <text:p text:style-name="PreformattedText"><text:s text:c="4"/>local n1=$1 # 1st parameter</text:p>
      <text:p text:style-name="PreformattedText"><text:s text:c="4"/>local n2=$2 # 2nd parameter</text:p>
      <text:p text:style-name="PreformattedText"><text:s text:c="4"/>let sum=$n1+$n2</text:p>
      <text:p text:style-name="PreformattedText"><text:s text:c="4"/>echo "myadd1 called $sum"</text:p>
      <text:p text:style-name="PreformattedText">}</text:p>
      <text:p text:style-name="PreformattedText">myadd2() {</text:p>
      <text:p text:style-name="PreformattedText"><text:s text:c="4"/>local n1=$1</text:p>
      <text:p text:style-name="PreformattedText"><text:s text:c="4"/>local n2=$2</text:p>
      <text:p text:style-name="PreformattedText"><text:s text:c="4"/>let sum=$n1+$n2</text:p>
      <text:p text:style-name="PreformattedText"><text:s text:c="4"/>echo "myadd2 called $sum"</text:p>
      <text:p text:style-name="PreformattedText">}</text:p>
      <text:p text:style-name="PreformattedText"/>
      <text:p text:style-name="PreformattedText">myadd1 2 3</text:p>
      <text:p text:style-name="PreformattedText">myadd2 2 3</text:p>
      <text:p text:style-name="PreformattedText">Multili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5:57:00Z</meta:creation-date>
    <dc:date>2024-11-18T15:57:00Z</dc:date>
    <meta:template xlink:href="Normal" xlink:type="simple"/>
    <meta:editing-cycles>2</meta:editing-cycles>
    <meta:editing-duration>PT0S</meta:editing-duration>
    <meta:document-statistic meta:page-count="6" meta:paragraph-count="9" meta:word-count="721" meta:character-count="4824" meta:row-count="34" meta:non-whitespace-character-count="4112"/>
  </office:meta>
</office:document-meta>
</file>